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armonyOS Sans" svg:font-family="'HarmonyOS Sans', apple-system, blinkmacsystemfont, 'Segoe UI', roboto, 'Helvetica Neue', arial, 'Noto Sans',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284be"/>
    </style:style>
    <style:style style:name="T1" style:family="text">
      <style:text-properties fo:font-variant="normal" fo:text-transform="none" fo:color="#313131" loext:opacity="100%" style:font-name="Liberation Serif" fo:font-size="12pt" fo:letter-spacing="normal" fo:font-style="normal" fo:font-weight="normal" style:font-size-asian="12pt" style:font-size-complex="12pt"/>
    </style:style>
    <style:style style:name="T2" style:family="text">
      <style:text-properties fo:font-variant="normal" fo:text-transform="none" fo:color="#8c5bde" loext:opacity="1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officeooo:rsid="0020ef27"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officeooo:rsid="00218a68" style:font-size-asian="12pt" style:font-size-complex="12pt"/>
    </style:style>
    <style:style style:name="T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7" style:family="text">
      <style:text-properties fo:font-variant="normal" fo:text-transform="none" style:font-name="HarmonyOS Sans" fo:font-size="7.19999980926514pt" fo:letter-spacing="normal" fo:font-style="normal" fo:font-weight="normal"/>
    </style:style>
    <style:style style:name="T8" style:family="text">
      <style:text-properties fo:font-variant="normal" fo:text-transform="none" style:font-name="HarmonyOS Sans" fo:font-size="12pt" fo:letter-spacing="normal" fo:font-style="normal" fo:font-weight="normal" style:font-size-asian="12pt" style:font-size-complex="12pt"/>
    </style:style>
    <style:style style:name="T9" style:family="text">
      <style:text-properties fo:font-variant="normal" fo:text-transform="none" style:font-name="Liberation Serif" fo:font-size="12pt" fo:letter-spacing="normal" fo:font-style="normal" fo:font-weight="normal" style:font-size-asian="12pt" style:font-size-complex="12pt"/>
    </style:style>
    <style:style style:name="T10" style:family="text">
      <style:text-properties fo:color="#000000" loext:opacity="100%" style:font-name="Liberation Serif" fo:font-size="12pt" style:font-size-asian="12pt" style:font-size-complex="12pt"/>
    </style:style>
    <style:style style:name="T11" style:family="text">
      <style:text-properties fo:color="#000000" loext:opacity="100%" style:font-name="Liberation Serif" fo:font-size="12pt" officeooo:rsid="0020ef27" style:font-size-asian="12pt" style:font-size-complex="12pt"/>
    </style:style>
    <style:style style:name="T12" style:family="text">
      <style:text-properties fo:color="#000000" loext:opacity="100%" style:font-name="Liberation Serif" fo:font-size="12pt" officeooo:rsid="002284be" style:font-size-asian="12pt" style:font-size-complex="12pt"/>
    </style:style>
    <style:style style:name="T13" style:family="text">
      <style:text-properties fo:color="#000000" loext:opacity="100%" style:font-name="Liberation Serif" fo:font-size="12pt" fo:font-style="italic" officeooo:rsid="0020ef27" style:font-size-asian="12pt" style:font-style-asian="italic" style:font-size-complex="12pt" style:font-style-complex="italic"/>
    </style:style>
    <style:style style:name="T14" style:family="text">
      <style:text-properties fo:color="#000000" loext:opacity="100%" style:font-name="Liberation Serif" fo:font-size="12pt" officeooo:rsid="0020ef27" style:font-size-asian="12pt" style:font-size-complex="12pt"/>
    </style:style>
    <style:style style:name="T15" style:family="text">
      <style:text-properties fo:color="#000000" loext:opacity="100%" style:font-name="Liberation Serif" fo:font-size="12pt" officeooo:rsid="002284be" style:font-size-asian="12pt" style:font-size-complex="12pt"/>
    </style:style>
    <style:style style:name="T16" style:family="text">
      <style:text-properties fo:color="#000000" loext:opacity="100%" style:font-name="Liberation Serif" fo:font-size="12pt" fo:font-style="italic" officeooo:rsid="0020ef27" style:font-size-asian="12pt" style:font-style-asian="italic" style:font-size-complex="12pt" style:font-style-complex="italic"/>
    </style:style>
    <style:style style:name="T17" style:family="text">
      <style:text-properties officeooo:rsid="001f9cee"/>
    </style:style>
    <style:style style:name="T18" style:family="text">
      <style:text-properties officeooo:rsid="001fed8a"/>
    </style:style>
    <style:style style:name="T19" style:family="text">
      <style:text-properties officeooo:rsid="0020ef27"/>
    </style:style>
    <style:style style:name="T20" style:family="text">
      <style:text-properties officeooo:rsid="002284be"/>
    </style:style>
    <style:style style:name="T21" style:family="text">
      <style:text-properties fo:font-size="12pt" style:font-size-asian="12pt" style:font-size-complex="12pt"/>
    </style:style>
    <style:style style:name="T22" style:family="text">
      <style:text-properties style:font-name="Liberation 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9">Some s</text:span><text:span text:style-name="T18">oftware to help </text:span><text:span text:style-name="T19">to organise family duties already exist on the market. </text:span><text:span text:style-name="T3">These programs will </text:span><text:span text:style-name="T4">make easy</text:span><text:span text:style-name="T3"> the planning of purchases, family events. </text:span><text:span text:style-name="T4">Also</text:span><text:span text:style-name="T3"> </text:span><text:span text:style-name="T4">they</text:span><text:span text:style-name="T3"> help to </text:span><text:span text:style-name="T4">allocate</text:span><text:span text:style-name="T3"> household </text:span><text:span text:style-name="T4">tasks</text:span><text:span text:style-name="T3">, and <text:s/>more </text:span><text:span text:style-name="T4">functionality</text:span><text:span text:style-name="T3">.</text:span><text:span text:style-name="T10"> </text:span><text:span text:style-name="T11">The best such applications, according </text:span><text:span text:style-name="T12">(Wondershare, 2022)</text:span><text:span text:style-name="T11">, are </text:span><text:span text:style-name="T4">Cozi Family Organizer (</text:span>https://www.cozi.com<text:span text:style-name="T4">), <text:s/>OurHome (</text:span>http://www.ourhomeapp.com<text:span text:style-name="T4">), Picniic (</text:span>https://www.picniic.com<text:span text:style-name="T4">), Hub Family Organizer (</text:span>https://www.hubapp.com<text:span text:style-name="T5">), and so on. But these applications are developed for parents with children and for smart phones. This project is intended for use also by adult family members, be portable and be used from both smart phones and tablets and PCs platforms.</text:span></text:p>
      <text:h text:style-name="Heading_20_4" text:outline-level="4">REFERENCES</text:h>
      <text:p text:style-name="P1"><text:span text:style-name="T11"><text:s/></text:span><text:span text:style-name="T9">Wondershare</text:span><text:span text:style-name="T22"> </text:span><text:span text:style-name="T11"><text:s/></text:span><text:span text:style-name="T12">2022,</text:span><text:span text:style-name="T13"> Top 10 Best Family Organizer Apps to Plan Family Schedule [2022]</text:span><text:span text:style-name="T11">, </text:span><text:span text:style-name="T12">last viewed 18/05/2022, &lt;https://famisafe.wondershare.com/family/best-family-organizer-apps.html&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armonyOS Sans" svg:font-family="'HarmonyOS Sans', apple-system, blinkmacsystemfont, 'Segoe UI', roboto, 'Helvetica Neue', arial, 'Noto Sans', sans-serif, 'Apple Color Emoji', 'Segoe UI Emoji', 'Segoe UI Symbol', 'Noto Color Emoj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7T14:21:22.217000000</meta:creation-date>
    <dc:date>2022-05-18T11:25:09.040000000</dc:date>
    <meta:editing-duration>PT13M40S</meta:editing-duration>
    <meta:editing-cycles>4</meta:editing-cycles>
    <meta:generator>LibreOffice/7.2.6.2$Windows_X86_64 LibreOffice_project/b0ec3a565991f7569a5a7f5d24fed7f52653d754</meta:generator>
    <meta:document-statistic meta:table-count="0" meta:image-count="0" meta:object-count="0" meta:page-count="1" meta:paragraph-count="3" meta:word-count="113" meta:character-count="876" meta:non-whitespace-character-count="762"/>
  </office:meta>
</office:document-meta>
</file>